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subtitle">
      <style:graphic-properties draw:stroke="none" draw:fill="none" fo:min-height="1.268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nux 201 Session 2:<text:line-break/>Python</text:p>
          </draw:text-box>
        </draw:frame>
        <draw:frame presentation:style-name="pr2" draw:layer="layout" svg:width="25.199cm" svg:height="13.859cm" svg:x="1.4cm" svg:y="5.445cm" presentation:class="subtitle" presentation:placeholder="true" presentation:user-transformed="true">
          <draw:text-box/>
        </draw:frame>
        <draw:frame presentation:style-name="pr3" draw:layer="layout" svg:width="11.424cm" svg:height="1.268cm" svg:x="8.961cm" svg:y="4.898cm">
          <draw:text-box>
            <text:p>Presenter: Alex Ryk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ground Inform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ython was created in 1989 by Guido van Rossum.</text:p>
              </text:list-item>
              <text:list-item>
                <text:p>Python is built off a teaching language called ABC.</text:p>
              </text:list-item>
              <text:list-item>
                <text:p>It is currently one of the fastest-growing programming languages in terms of popularit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Python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ython is an interpreted language—this means no time spent compiling, and short, simple programs can be written directly from the command line.</text:p>
              </text:list-item>
              <text:list-item>
                <text:p>Python is cross-platform.</text:p>
              </text:list-item>
              <text:list-item>
                <text:p>Due to its increasing popularity, more and more things are running on Python, which means more corporations are looking for Python programmer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ings to Rememb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ython is a <text:span text:style-name="T1">weak typing </text:span><text:span text:style-name="T2">language, which means you do not have to declare your variable types.</text:span></text:p>
              </text:list-item>
              <text:list-item>
                <text:p><text:span text:style-name="T2">Python does not make use of line-ending characters, such as a semicolon.</text:span></text:p>
              </text:list-item>
              <text:list-item>
                <text:p><text:span text:style-name="T2">Python does not use curly braces—instead, it relies on white space. This means you </text:span><text:span text:style-name="T1">must</text:span><text:span text:style-name="T2"> indent your code correctly in order for your program to work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#1: User Inpu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>#This program will ask the user for their name.</text:p>
                <text:p>def main():</text:p>
                <text:list>
                  <text:list-header>
                    <text:p>name = input(“Enter your name.”)</text:p>
                    <text:p>print(“Hello there, ”, name, “!”)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Run This in Linux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ave your program as: test.py</text:p>
              </text:list-item>
              <text:list-item>
                <text:p>Go to a terminal window.</text:p>
              </text:list-item>
              <text:list-item>
                <text:p>Type: python</text:p>
              </text:list-item>
              <text:list-item>
                <text:p>Type: import test.py</text:p>
              </text:list-item>
              <text:list-item>
                <text:p>Type: main()</text:p>
              </text:list-item>
              <text:list-item>
                <text:p>Your program should run!</text:p>
              </text:list-item>
              <text:list-item>
                <text:p>Note that you could also write this program on the fly by typing it one line at a time directly into the Python promp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ules in Pyth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ython supports a huge number of modules that allow it to do everything from complicated mathematics to graphics to web crawling. There is a list of them at this link:</text:p>
                <text:p><text:span text:style-name="T3"><text:a xlink:href="http://docs.python.org/release/3.1.3/modindex.html">http://docs.python.org/release/3.1.3/modindex.html</text:a></text:span></text:p>
              </text:list-item>
              <text:list-item>
                <text:p>To a module, all you need to do is type at the top of your program:</text:p>
                <text:list>
                  <text:list-header>
                    <text:p>import moduleName</text:p>
                  </text:list-header>
                </text:list>
              </text:list-item>
              <text:list-item>
                <text:p>You can also use:</text:p>
                <text:list>
                  <text:list-header>
                    <text:p>from moduleName import *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h in Pyth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ython uses many of the same mathematical operators as other languages, with a few exceptions. Check your handouts for a table of mathematical operators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#2: File Operatio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#This program creates a new file and writes #data to it.</text:p>
                <text:p>def main():</text:p>
                <text:list>
                  <text:list-header>
                    <text:p>file = open(“testFile”, 'w')</text:p>
                    <text:p>name = input(“Enter your name: ”)</text:p>
                    <text:p>age = input(eval(“Enter your age: ”))</text:p>
                    <text:p>file.write(name)</text:p>
                    <text:p>file.write(age)</text:p>
                    <text:p>file.close();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t Was Easy, Right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otice that when you want to take a number from the user, you use input(eval(“Enter number: ”))</text:p>
              </text:list-item>
              <text:list-item>
                <text:p>Note the last line, file.close(). It is good practice to always close your files this way when you are done with them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ops in Pyth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oops in Python are very similar to loops in other languages. See your handouts for an example of different types of loops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's Put it Togeth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ow that we know about the basics of Python, let's put that knowledge to good use by making a mini virus! :)</text:p>
              </text:list-item>
              <text:list-item>
                <text:p>Our program will create 500 files in the folder it is run in, and put a random number between 0 and 5000 in each of them.</text:p>
              </text:list-item>
              <text:list-item>
                <text:p>Don't worry--we will give our files a unique extension so that you can easily remove them all at once when we're done!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#3: Mini-virus!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from random import *</text:p>
                <text:p>def main();</text:p>
                <text:list>
                  <text:list-header>
                    <text:p>for i in range(500):</text:p>
                    <text:list>
                      <text:list-header>
                        <text:p>print(“Creating file number ”, I)</text:p>
                        <text:p>name = str(i) + “.evil”</text:p>
                        <text:p>file = open(name, 'w')</text:p>
                        <text:p>r = randint(0,5000)</text:p>
                        <text:p>file.write(r)</text:p>
                        <text:p>file.close()</text:p>
                      </text:list-header>
                    </text:list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Running That!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otice a few new things:</text:p>
                <text:list>
                  <text:list-item>
                    <text:p>The random module was used.</text:p>
                  </text:list-item>
                  <text:list-item>
                    <text:p>The str() method was used to convert the number “i” into a string.</text:p>
                  </text:list-item>
                </text:list>
              </text:list-item>
              <text:list-item>
                <text:p>To remove your evil files:</text:p>
                <text:list>
                  <text:list-item>
                    <text:p>Go to a terminal window.</text:p>
                  </text:list-item>
                  <text:list-item>
                    <text:p>Navigate to the folder that contains your evil files.</text:p>
                  </text:list-item>
                  <text:list-item>
                    <text:p>Type: rm ./*.evil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ose Are the Basics!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That's really all you need to get started in Python! There is a ton of documentation online, besides a great community, to help you out along the way. Happy scripting!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08T20:59:06.01</meta:creation-date>
    <meta:editing-duration>PT8M44S</meta:editing-duration>
    <meta:editing-cycles>2</meta:editing-cycles>
    <dc:date>2012-02-08T22:40:23.22</dc:date>
    <meta:document-statistic meta:object-count="82"/>
    <meta:generator>LibreOffice/3.4$Win32 LibreOffice_project/340m1$Build-302</meta:generator>
  </office:meta>
</office:document-meta>
</file>